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Cantarell1" svg:font-family="Cantarell" style:font-pitch="variable"/>
    <style:font-face style:name="Cantarell" svg:font-family="Cantarell" style:font-adornments="Regular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7.5in" table:align="margins"/>
    </style:style>
    <style:style style:name="Tabla1.A" style:family="table-column">
      <style:table-column-properties style:column-width="2.4993in" style:rel-column-width="21841*"/>
    </style:style>
    <style:style style:name="Tabla1.C" style:family="table-column">
      <style:table-column-properties style:column-width="2.5007in" style:rel-column-width="21853*"/>
    </style:style>
    <style:style style:name="Tabla1.A1" style:family="table-cell">
      <style:table-cell-properties fo:padding="0.0382in" fo:border-left="none" fo:border-right="none" fo:border-top="none" fo:border-bottom="0.05pt solid #000000"/>
    </style:style>
    <style:style style:name="Tabla1.B1" style:family="table-cell">
      <style:table-cell-properties fo:padding="0.0382in" fo:border-left="none" fo:border-right="0.05pt solid #000000" fo:border-top="none" fo:border-bottom="0.05pt solid #000000"/>
    </style:style>
    <style:style style:name="Tabla1.C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9243in" table:align="margins" style:shadow="none"/>
    </style:style>
    <style:style style:name="Table1.A" style:family="table-column">
      <style:table-column-properties style:column-width="2.4625in" style:rel-column-width="32767*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Table1.A2" style:family="table-cell">
      <style:table-cell-properties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P1" style:family="paragraph" style:parent-style-name="Standard">
      <style:text-properties style:font-name="Cantarell1"/>
    </style:style>
    <style:style style:name="P2" style:family="paragraph" style:parent-style-name="Table_20_Contents">
      <style:paragraph-properties fo:text-align="start" style:justify-single-word="false"/>
      <style:text-properties fo:color="#000080" style:font-name="Cantarell1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Cantarell1"/>
    </style:style>
    <style:style style:name="P4" style:family="paragraph" style:parent-style-name="Table_20_Contents">
      <style:paragraph-properties fo:text-align="start" style:justify-single-word="false"/>
      <style:text-properties fo:color="#000080" style:font-name="Cantarell1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Cantarell1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Cantarell1" fo:font-weight="normal" style:font-weight-asian="normal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fo:color="#000000" style:font-name="Cantarell1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Cantarell1" fo:font-weight="bold" style:font-weight-asian="bold" style:font-weight-complex="bold"/>
    </style:style>
    <style:style style:name="P9" style:family="paragraph" style:parent-style-name="Standard">
      <style:text-properties style:font-name="Cantarell1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1">Health Centre Facesheet</text:p>
      <text:p text:style-name="P1"><text:placeholder text:placeholder-type="text">&lt;for each="patient in objects"&gt;</text:placeholder></text:p>
      <table:table table:name="Tabla1" table:style-name="Tabla1">
        <table:table-column table:style-name="Tabla1.A" table:number-columns-repeated="2"/>
        <table:table-column table:style-name="Tabla1.C"/>
        <table:table-row>
          <table:table-cell table:style-name="Tabla1.A1" office:value-type="string">
            <text:p text:style-name="P3"/>
          </table:table-cell>
          <table:table-cell table:style-name="Tabla1.B1" office:value-type="string">
            <text:p text:style-name="P3"/>
          </table:table-cell>
          <table:table-cell table:style-name="Tabla1.C1" office:value-type="string">
            <text:p text:style-name="P7">Health Record Number: <text:span text:style-name="T4"><text:placeholder text:placeholder-type="text">&lt;patient.medical_record_num&gt;</text:placeholder></text:span></text:p>
            <text:p text:style-name="P7">UPI:<text:span text:style-name="T4"><text:placeholder text:placeholder-type="text">&lt;patient.puid&gt;</text:placeholder></text:span></text:p>
          </table:table-cell>
        </table:table-row>
        <table:table-row>
          <table:table-cell table:style-name="Tabla1.A2" office:value-type="string">
            <text:p text:style-name="P3">Surname<text:span text:style-name="T4">: </text:span><text:span text:style-name="T4"><text:placeholder text:placeholder-type="text">&lt;patient.name.lastname&gt;</text:placeholder></text:span></text:p>
            <text:p text:style-name="P3"><text:span text:style-name="T5">First Name: </text:span><text:span text:style-name="T4"><text:placeholder text:placeholder-type="text">&lt;patient.name.firstname&gt;</text:placeholder></text:span></text:p>
            <text:p text:style-name="P6">Middle Name: <text:span text:style-name="T4"><text:placeholder text:placeholder-type="text">&lt;patient.name.middlename&gt;</text:placeholder></text:span></text:p>
          </table:table-cell>
          <table:table-cell table:style-name="Tabla1.A2" office:value-type="string">
            <text:p text:style-name="P2"><text:span text:style-name="T1">Maiden Name:</text:span><text:span text:style-name="T1"><text:placeholder text:placeholder-type="text">&lt;choose test=""&gt;</text:placeholder></text:span><text:span text:style-name="T1"><text:placeholder text:placeholder-type="text">&lt;when test="patient.name.sex=='m'"&gt;</text:placeholder></text:span><text:span text:style-name="T2">N/A</text:span><text:span text:style-name="T1"> </text:span><text:span text:style-name="T1"><text:placeholder text:placeholder-type="text">&lt;/when&gt;</text:placeholder></text:span><text:span text:style-name="T1"><text:placeholder text:placeholder-type="text">&lt;otherwise&gt;</text:placeholder></text:span><text:span text:style-name="T2"><text:placeholder text:placeholder-type="text">&lt;patient.name.maiden_name&gt;</text:placeholder></text:span><text:span text:style-name="T2"><text:placeholder text:placeholder-type="text">&lt;/otherwise&gt;</text:placeholder></text:span><text:span text:style-name="T2"><text:placeholder text:placeholder-type="text">&lt;/choose&gt;</text:placeholder></text:span></text:p>
            <text:p text:style-name="P6">Pet Name:<text:span text:style-name="T4"> </text:span><text:span text:style-name="T4"><text:placeholder text:placeholder-type="text">&lt;patient.name.alias&gt;</text:placeholder></text:span><text:span text:style-name="T4"><text:line-break/></text:span>Phone: </text:p>
          </table:table-cell>
          <table:table-cell table:style-name="Tabla1.C2" office:value-type="string">
            <text:p text:style-name="P2"><text:span text:style-name="T1">Sex: </text:span><text:placeholder text:placeholder-type="text">&lt;choose test=""&gt;</text:placeholder><text:placeholder text:placeholder-type="text">&lt;when test="patient.name.sex=='f'"&gt;</text:placeholder><text:span text:style-name="T2">Female</text:span><text:placeholder text:placeholder-type="text">&lt;/when&gt;</text:placeholder><text:placeholder text:placeholder-type="text">&lt;when test="patient.name.sex=='m'"&gt;</text:placeholder><text:span text:style-name="T2">Male</text:span><text:placeholder text:placeholder-type="text">&lt;/when&gt;</text:placeholder><text:span text:style-name="T1"><text:placeholder text:placeholder-type="text">&lt;otherwise&gt;</text:placeholder></text:span><text:span text:style-name="T2">Unknown/Inconclusive</text:span><text:span text:style-name="T1"><text:placeholder text:placeholder-type="text">&lt;/otherwise&gt;</text:placeholder></text:span><text:span text:style-name="T1"><text:placeholder text:placeholder-type="text">&lt;/choose&gt;</text:placeholder></text:span><text:span text:style-name="T1"><text:line-break/>Date of Birth: </text:span><text:span text:style-name="T2"><text:placeholder text:placeholder-type="text">&lt;patient.name.dob&gt;</text:placeholder></text:span><text:span text:style-name="T2"> <text:s/></text:span><text:span text:style-name="T3">(</text:span><text:span text:style-name="T3"><text:placeholder text:placeholder-type="text">&lt;patient.age&gt;</text:placeholder></text:span><text:span text:style-name="T3">)</text:span></text:p>
          </table:table-cell>
        </table:table-row>
        <table:table-row>
          <table:table-cell table:style-name="Tabla1.A2" office:value-type="string">
            <text:p text:style-name="P6">Home Address</text:p>
            <text:p text:style-name="P8"><text:placeholder text:placeholder-type="text">&lt;patient.du.address_street_num&gt;</text:placeholder> <text:placeholder text:placeholder-type="text">&lt;patient.du.address_street&gt;</text:placeholder> <text:placeholder text:placeholder-type="text">&lt;patient.du.address_street_bis&gt;</text:placeholder></text:p>
            <text:p text:style-name="P8"><text:placeholder text:placeholder-type="text">&lt;patient.du.address_district_community.name&gt;</text:placeholder> </text:p>
            <text:p text:style-name="P8"><text:placeholder text:placeholder-type="text">&lt;patient.du.address_post_office.name&gt;</text:placeholder></text:p>
            <text:p text:style-name="P8"><text:placeholder text:placeholder-type="text">&lt;patient.du.address_subdivision.name&gt;</text:placeholder> <text:placeholder text:placeholder-type="text">&lt;patient.du.address_country.name&gt;</text:placeholder></text:p>
            <text:p text:style-name="P8"><text:span text:style-name="T5">Landmark:</text:span> <text:placeholder text:placeholder-type="text">&lt;patient.du.desc&gt;</text:placeholder></text:p>
          </table:table-cell>
          <table:table-cell table:style-name="Tabla1.C2" table:number-columns-spanned="2" office:value-type="string">
            <text:p text:style-name="P3">Contacts/Next of Kin </text:p>
            <table:table table:name="Table1" table:style-name="Table1">
              <table:table-column table:style-name="Table1.A" table:number-columns-repeated="2"/>
              <table:table-row>
                <table:table-cell table:style-name="Table1.A1" table:number-columns-spanned="2" office:value-type="string">
                  <text:p text:style-name="Table_20_Contents"><text:placeholder text:placeholder-type="text">&lt;for each="contact in patient.name.addresses"&gt;</text:placeholder></text:p>
                </table:table-cell>
                <table:covered-table-cell/>
              </table:table-row>
              <table:table-row>
                <table:table-cell table:style-name="Table1.A2" office:value-type="string">
                  <text:p text:style-name="Table_20_Contents">Name:<text:span text:style-name="T4"> </text:span><text:span text:style-name="T4"><text:placeholder text:placeholder-type="text">&lt;contact.name&gt;</text:placeholder></text:span><text:line-break/>Relationship: <text:span text:style-name="T4"><text:placeholder text:placeholder-type="text">&lt;contact.relationship&gt;</text:placeholder></text:span></text:p>
                  <text:p text:style-name="Table_20_Contents"/>
                </table:table-cell>
                <table:table-cell table:style-name="Table1.A2" office:value-type="string">
                  <text:p text:style-name="Table_20_Contents"><text:span text:style-name="T4"><text:placeholder text:placeholder-type="text">&lt;contact.address_street_num&gt;</text:placeholder></text:span><text:span text:style-name="T4"> </text:span><text:span text:style-name="T4"><text:placeholder text:placeholder-type="text">&lt;contact.street&gt;</text:placeholder></text:span><text:span text:style-name="T4"> </text:span><text:span text:style-name="T4"><text:placeholder text:placeholder-type="text">&lt;contact.streetbis&gt;</text:placeholder></text:span><text:span text:style-name="T4"><text:line-break/></text:span><text:span text:style-name="T4"><text:placeholder text:placeholder-type="text">&lt;contact.district_community.name&gt;</text:placeholder></text:span><text:span text:style-name="T4"><text:line-break/></text:span><text:span text:style-name="T4"><text:placeholder text:placeholder-type="text">&lt;contact.post_office.name&gt;</text:placeholder></text:span><text:span text:style-name="T4"><text:line-break/></text:span><text:span text:style-name="T4"><text:placeholder text:placeholder-type="text">&lt;contact.subdivision.name&gt;</text:placeholder></text:span><text:span text:style-name="T4">, </text:span><text:span text:style-name="T4"><text:placeholder text:placeholder-type="text">&lt;contact.country.name&gt;</text:placeholder></text:span><text:line-break/>Landmark: <text:placeholder text:placeholder-type="text">&lt;contact.desc&gt;</text:placeholder></text:p>
                </table:table-cell>
              </table:table-row>
              <table:table-row>
                <table:table-cell table:style-name="Table1.A1" table:number-columns-spanned="2" office:value-type="string">
                  <text:p text:style-name="Table_20_Contents"><text:placeholder text:placeholder-type="text">&lt;/for&gt;</text:placeholder></text:p>
                </table:table-cell>
                <table:covered-table-cell/>
              </table:table-row>
            </table:table>
            <text:p text:style-name="P3"/>
          </table:table-cell>
          <table:covered-table-cell/>
        </table:table-row>
        <table:table-row>
          <table:table-cell table:style-name="Tabla1.A2" office:value-type="string">
            <text:p text:style-name="P2"><text:span text:style-name="T3">Mother's Maiden Name:<text:line-break/></text:span><text:span text:style-name="T2"><text:placeholder text:placeholder-type="text">&lt;patient.name.mother_maiden_name&gt;</text:placeholder></text:span></text:p>
          </table:table-cell>
          <table:table-cell table:style-name="Tabla1.A2" office:value-type="string">
            <text:p text:style-name="P2"><text:span text:style-name="T3">Name of Father:<text:line-break/></text:span><text:span text:style-name="T2"><text:placeholder text:placeholder-type="text">&lt;patient.name.father_name&gt;</text:placeholder></text:span></text:p>
          </table:table-cell>
          <table:table-cell table:style-name="Tabla1.C2" office:value-type="string">
            <text:p text:style-name="P2"><text:span text:style-name="T1">Registration Date :</text:span><text:span text:style-name="T3"><text:placeholder text:placeholder-type="text">&lt;formatLang(patient.create_date, user.language)&gt;</text:placeholder></text:span></text:p>
          </table:table-cell>
        </table:table-row>
      </table:table>
      <text:p text:style-name="P1"/>
      <text:p text:style-name="P1"/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Cantarell1" svg:font-family="Cantarell" style:font-pitch="variable"/>
    <style:font-face style:name="Cantarell" svg:font-family="Cantarell" style:font-adornments="Regular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000000" style:font-name="Cantarel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paragraph-properties fo:text-align="center" style:justify-single-word="false"/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0.5in" fo:margin-right="0.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4-10-01T23:06:23</dc:date>
    <meta:editing-duration>P2DT22H28M43S</meta:editing-duration>
    <meta:editing-cycles>154</meta:editing-cycles>
    <meta:generator>LibreOffice/3.5$Linux_X86_64 LibreOffice_project/350m1$Build-2</meta:generator>
    <dc:creator>Marc DM</dc:creator>
    <meta:document-statistic meta:table-count="2" meta:image-count="0" meta:object-count="0" meta:page-count="1" meta:paragraph-count="25" meta:word-count="84" meta:character-count="1401" meta:non-whitespace-character-count="1338"/>
  </office:meta>
</office:document-meta>
</file>